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20b33"/>
    </style:style>
    <style:style style:name="P3" style:family="paragraph" style:parent-style-name="Standard">
      <style:text-properties officeooo:rsid="00020b33" officeooo:paragraph-rsid="00020b33"/>
    </style:style>
    <style:style style:name="P4" style:family="paragraph" style:parent-style-name="Standard">
      <style:text-properties officeooo:rsid="00042ae3" officeooo:paragraph-rsid="00042ae3"/>
    </style:style>
    <style:style style:name="P5" style:family="paragraph" style:parent-style-name="Standard">
      <style:text-properties officeooo:rsid="00042ae3" officeooo:paragraph-rsid="0004ff85"/>
    </style:style>
    <style:style style:name="P6" style:family="paragraph" style:parent-style-name="Standard">
      <style:text-properties officeooo:rsid="0006c190" officeooo:paragraph-rsid="0006c19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ff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s:</text:p>
      <text:p text:style-name="Standard"/>
      <text:p text:style-name="Standard">Alta: INSERT INTO cliente (Nombre, Apellido, DNIC, Direccion, Telefono, Mail, AbogadoDNI) VALUES (NombreCliente, ApellidoCliente, DNICliente, DireccionCliente, TelefonoCliente, MailCliente, DNIAbogado)</text:p>
      <text:p text:style-name="Standard"/>
      <text:p text:style-name="Standard">Baja: DELETE * FROM cliente WHERE IDCliente = IDClienteBorrar</text:p>
      <text:p text:style-name="Standard"/>
      <text:p text:style-name="Standard">Modificación: UPDATE cliente SET Nombre= NombreCliente, Apellido= ApellidoCliente, DNIC= DNICliente, Direccion= DireccionCliente, Telefono= TelefonoCliente, Mail=MailCliente WHERE IDCliente= IDClienteModificar</text:p>
      <text:p text:style-name="Standard"/>
      <text:p text:style-name="Standard">Consulta: SELECT * FROM cliente WHERE IDCliente=IDClienteMostrar</text:p>
      <text:p text:style-name="Standard"/>
      <text:p text:style-name="P3">Filtros:</text:p>
      <text:p text:style-name="P3"><text:tab/><text:span text:style-name="T1">Por nombre:</text:span> SELECT * FROM cliente WHERE Nombre=NombreCMostrar</text:p>
      <text:p text:style-name="P3"><text:tab/><text:span text:style-name="T1">Por apellido:</text:span> SELECT * FROM cliente WHERE Apellido=ApellidoCMostrar</text:p>
      <text:p text:style-name="P3"><text:tab/><text:span text:style-name="T1">Por DNI:</text:span> SELECT * FROM cliente WHERE DNIC=DNICAMostrar</text:p>
      <text:p text:style-name="Standard"/>
      <text:p text:style-name="Standard"/>
      <text:p text:style-name="Standard"/>
      <text:p text:style-name="P1">Abogado:</text:p>
      <text:p text:style-name="Standard"/>
      <text:p text:style-name="Standard">Consulta: SELECT * FROM abogado WHERE DNI=DNIAbogado</text:p>
      <text:p text:style-name="Standard"/>
      <text:p text:style-name="P6">Validación del logín: SELECT * FROM abogado WHERE NombreA=NombreIngresado AND Contraseña=ContraseñaIngresada</text:p>
      <text:p text:style-name="Standard"/>
      <text:p text:style-name="Standard"/>
      <text:p text:style-name="P1">Casos:</text:p>
      <text:p text:style-name="Standard"/>
      <text:p text:style-name="Standard">Alta: INSERT INTO casos (Tipo, FechaInicio, Motivo, IDCliente) VALUES (TipoCaso, FechaICaso, MotivoCaso, IDClienteCaso)</text:p>
      <text:p text:style-name="Standard"/>
      <text:p text:style-name="Standard">Baja: DELETE * FROM casos WHERE IDCaso=IDCasoBorrar</text:p>
      <text:p text:style-name="Standard"/>
      <text:p text:style-name="Standard">Modificacion: UPDATE casos SET Tipo= TipoCaso, FechaInicio= FechaICaso, FechaFin= FechaFCaso, Motivo= MotivoCaso, IDCliente= IDClienteCaso</text:p>
      <text:p text:style-name="Standard"/>
      <text:p text:style-name="Standard">Consulta: SELECT * FROM casos WHERE IDCaso=IDCasoMostrar</text:p>
      <text:p text:style-name="Standard"/>
      <text:p text:style-name="P4">Filtros:</text:p>
      <text:p text:style-name="P4"><text:tab/>Por Tipo: SELECT * FROM casos WHERE Tipo=TipoMostrar</text:p>
      <text:p text:style-name="P4"><text:tab/>Por Fecha de Inicio: SELECT * FROM casos WHERE <text:span text:style-name="T4">FechaInicio</text:span>= <text:tab/><text:span text:style-name="T4">Fechainicio</text:span>Mostrar</text:p>
      <text:p text:style-name="P5"><text:tab/>Por Cliente: SELECT * FROM casos WHERE ID<text:span text:style-name="T4">Cliente</text:span>=IDC<text:span text:style-name="T4">liente</text:span>Mostr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tapas:</text:p>
      <text:p text:style-name="Standard"/>
      <text:p text:style-name="Standard"><text:tab/><text:span text:style-name="T1">Etapa 2:</text:span></text:p>
      <text:p text:style-name="Standard"><text:tab/></text:p>
      <text:p text:style-name="Standard"><text:tab/>Alta: INSERT INTO etapa (Firma, FechaFirma, LugarFirma) VALUES <text:tab/>(LOAD_FILE('DireccionImagen'), FechaFirma, LugarFirma)</text:p>
      <text:p text:style-name="Standard"><text:tab/></text:p>
      <text:p text:style-name="Standard"><text:tab/>Baja: DELETE * FROM etapa WHERE IDEtapa = IDEtapaBorrar</text:p>
      <text:p text:style-name="Standard"><text:tab/></text:p>
      <text:p text:style-name="Standard"><text:tab/>Modificacion: UPDATE etapa SET Firma= LOAD_FILE('DireccionImagen'), <text:tab/>FechaFirma= FechaFirma, LugarFirma= LugarFirma</text:p>
      <text:p text:style-name="Standard"><text:tab/></text:p>
      <text:p text:style-name="Standard"><text:tab/>Consulta: SELECT * FROM etapa WHERE IDEtapa= IDEtapaMostrar</text:p>
      <text:p text:style-name="Standard"/>
      <text:p text:style-name="Standard"/>
      <text:p text:style-name="Standard"><text:tab/><text:span text:style-name="T1">Etapa 3:</text:span></text:p>
      <text:p text:style-name="Standard"><text:tab/></text:p>
      <text:p text:style-name="Standard"><text:tab/>Alta: UPDATE etapa SET FechaInicioE3= FechaInicioE3, FechaComisionMedica= <text:tab/>FechaComisionMedica, PresentaProntoDespacho= Presenta</text:p>
      <text:p text:style-name="Standard"><text:tab/></text:p>
      <text:p text:style-name="Standard"><text:tab/>Baja: DELETE * FROM etapa WHERE IDEtapa = IDEtapaBorrar</text:p>
      <text:p text:style-name="Standard"><text:tab/></text:p>
      <text:p text:style-name="Standard"><text:tab/>Modificacion: UPDATE etapa SET FechaInicioE3= FechaInicioE3, <text:tab/>FechaComisionMedica= FechaComisionMedica, PresentaProntoDespacho= Presenta, <text:tab/>FechaDictamen= FechaDictamen, FechaConciliacion= FechaConciliacion</text:p>
      <text:p text:style-name="Standard"><text:tab/></text:p>
      <text:p text:style-name="Standard"><text:tab/>Consulta: SELECT * FROM etapa WHERE IDEtapa= IDEtapaMostrar</text:p>
      <text:p text:style-name="Standard"><text:tab/></text:p>
      <text:p text:style-name="Standard"/>
      <text:p text:style-name="P2"><text:tab/><text:span text:style-name="T1">Etapa 4:</text:span></text:p>
      <text:p text:style-name="Standard"><text:tab/></text:p>
      <text:p text:style-name="Standard"><text:tab/><text:tab/><text:span text:style-name="T2">Etapa Inicio:</text:span></text:p>
      <text:p text:style-name="Standard"><text:tab/><text:tab/></text:p>
      <text:p text:style-name="Standard"><text:tab/><text:tab/>Alta: UPDATE etapa SET EtapaInicio= EtapaI, FechaInicio= FechaInicio</text:p>
      <text:p text:style-name="Standard"><text:tab/><text:tab/></text:p>
      <text:p text:style-name="Standard"><text:tab/><text:tab/>Baja: DELETE * FROM etapa WHERE IDEtapa = IDEtapaBorrar</text:p>
      <text:p text:style-name="Standard"><text:tab/><text:tab/></text:p>
      <text:p text:style-name="Standard"><text:tab/><text:tab/>Modificacion: UPDATE etapa SET EtapaInicio= EtapaInicio, FechaInicio= <text:tab/><text:tab/>FechaInicio</text:p>
      <text:p text:style-name="Standard"><text:tab/><text:tab/></text:p>
      <text:p text:style-name="Standard"><text:tab/><text:tab/>Consulta: SELECT * FROM etapa WHERE IDEtapa= IDEtapaMostrar</text:p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span text:style-name="T3">Etapa Intermedia:</text:span> </text:p>
      <text:p text:style-name="Standard"><text:tab/><text:tab/></text:p>
      <text:p text:style-name="Standard"><text:tab/><text:tab/>Alta: UPDATE etapa SET EtapaIntermedia= EtapaIntermedia, <text:tab/><text:tab/><text:tab/>FechaIntermedia= FechaIntermedia</text:p>
      <text:p text:style-name="Standard"><text:tab/><text:tab/></text:p>
      <text:p text:style-name="Standard"><text:tab/><text:tab/>Baja: DELETE * FROM etapa WHERE IDEtapa = IDEtapaBorrar</text:p>
      <text:p text:style-name="Standard"><text:tab/><text:tab/></text:p>
      <text:p text:style-name="Standard"><text:tab/><text:tab/>Modificacion: UPDATE etapa SET EtapaIntermedia= EtapaIntermedia, <text:tab/><text:tab/>FechaIntermedia= FechaIntermedia</text:p>
      <text:p text:style-name="Standard"><text:tab/><text:tab/></text:p>
      <text:p text:style-name="Standard"><text:tab/><text:tab/>Consulta: SELECT * FROM etapa WHERE IDEtapa= IDEtapaMostrar</text:p>
      <text:p text:style-name="Standard"><text:tab/><text:tab/></text:p>
      <text:p text:style-name="Standard"><text:tab/><text:tab/><text:span text:style-name="T3">Etapa Final:</text:span></text:p>
      <text:p text:style-name="Standard"><text:tab/><text:tab/></text:p>
      <text:p text:style-name="Standard"><text:tab/><text:tab/>Alta: UPDATE etapa SET EtapaFinal= EtapaFinal, FechaFinal= FechaFinal</text:p>
      <text:p text:style-name="Standard"><text:tab/><text:tab/> </text:p>
      <text:p text:style-name="Standard"><text:tab/><text:tab/>Baja: DELETE * FROM etapa WHERE IDEtapa = IDEtapaBorrar</text:p>
      <text:p text:style-name="Standard"><text:tab/><text:tab/> </text:p>
      <text:p text:style-name="Standard"><text:tab/><text:tab/>Modificacion: UPDATE etapa SET EtapaFinal= EtapaFinal, FechaFinal= <text:tab/><text:tab/>FechaFinal</text:p>
      <text:p text:style-name="Standard"><text:tab/><text:tab/></text:p>
      <text:p text:style-name="Standard"><text:tab/><text:tab/>Consulta: SELECT * FROM etapa WHERE IDEtapa= IDEtapaMostr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6T14:12:17.515560479</dc:date>
    <meta:editing-duration>PT6M55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3" meta:paragraph-count="72" meta:word-count="359" meta:character-count="3263" meta:non-whitespace-character-count="2849"/>
  </office:meta>
</office:document-meta>
</file>